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10000044200000081770E0025.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Tabela1" style:family="table">
      <style:table-properties style:width="15.007cm" fo:margin-left="0cm" fo:margin-top="0cm" fo:margin-bottom="0cm" table:align="left" style:writing-mode="lr-tb"/>
    </style:style>
    <style:style style:name="Tabela1.A" style:family="table-column">
      <style:table-column-properties style:column-width="1.337cm"/>
    </style:style>
    <style:style style:name="Tabela1.C" style:family="table-column">
      <style:table-column-properties style:column-width="1.335cm"/>
    </style:style>
    <style:style style:name="Tabela1.D" style:family="table-column">
      <style:table-column-properties style:column-width="1.33cm"/>
    </style:style>
    <style:style style:name="Tabela1.E" style:family="table-column">
      <style:table-column-properties style:column-width="1.332cm"/>
    </style:style>
    <style:style style:name="Tabela1.F" style:family="table-column">
      <style:table-column-properties style:column-width="1.334cm"/>
    </style:style>
    <style:style style:name="Tabela1.K" style:family="table-column">
      <style:table-column-properties style:column-width="1.674cm"/>
    </style:style>
    <style:style style:name="Tabela1.1" style:family="table-row">
      <style:table-row-properties fo:keep-together="auto"/>
    </style:style>
    <style:style style:name="Tabela1.A1" style:family="table-cell">
      <style:table-cell-properties fo:background-color="transparent" fo:padding-left="0.191cm" fo:padding-right="0.191cm" fo:padding-top="0cm" fo:padding-bottom="0cm" fo:border-left="none" fo:border-right="none" fo:border-top="none" fo:border-bottom="0.5pt solid #000000" style:writing-mode="lr-tb">
        <style:background-image/>
      </style:table-cell-properties>
    </style:style>
    <style:style style:name="Tabela1.A2" style:family="table-cell">
      <style:table-cell-properties fo:background-color="#f2f2f2" fo:padding-left="0.191cm" fo:padding-right="0.191cm" fo:padding-top="0cm" fo:padding-bottom="0cm" fo:border="0.5pt solid #000000" style:writing-mode="lr-tb">
        <style:background-image/>
      </style:table-cell-properties>
    </style:style>
    <style:style style:name="Tabela1.A3" style:family="table-cell">
      <style:table-cell-properties fo:background-color="transparent" fo:padding-left="0.191cm" fo:padding-right="0.191cm" fo:padding-top="0cm" fo:padding-bottom="0cm" fo:border-left="none" fo:border-right="none" fo:border-top="0.5pt solid #000000" fo:border-bottom="0.5pt solid #000000" style:writing-mode="lr-tb">
        <style:background-image/>
      </style:table-cell-properties>
    </style:style>
    <style:style style:name="Tabela1.A13" style:family="table-cell">
      <style:table-cell-properties fo:background-color="transparent" fo:padding-left="0.191cm" fo:padding-right="0.191cm" fo:padding-top="0cm" fo:padding-bottom="0cm" fo:border-left="none" fo:border-right="none" fo:border-top="0.5pt solid #000000" fo:border-bottom="none" style:writing-mode="lr-tb">
        <style:background-image/>
      </style:table-cell-properties>
    </style:style>
    <style:style style:name="Tabela1.A29" style:family="table-cell">
      <style:table-cell-properties fo:background-color="transparent" fo:padding-left="0.191cm" fo:padding-right="0.191cm" fo:padding-top="0cm" fo:padding-bottom="0cm" fo:border="none" style:writing-mode="lr-tb">
        <style:background-image/>
      </style:table-cell-properties>
    </style:style>
    <style:style style:name="Tabela1.A54" style:family="table-cell">
      <style:table-cell-properties fo:background-color="#f2f2f2" fo:padding-left="0.191cm" fo:padding-right="0.191cm" fo:padding-top="0cm" fo:padding-bottom="0cm" fo:border-left="0.5pt solid #000000" fo:border-right="0.5pt solid #000000" fo:border-top="0.5pt solid #000000" fo:border-bottom="none" style:writing-mode="lr-tb">
        <style:background-image/>
      </style:table-cell-properties>
    </style:style>
    <style:style style:name="Tabela1.A55" style:family="table-cell">
      <style:table-cell-properties fo:background-color="#f2f2f2"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P1" style:family="paragraph" style:parent-style-name="Standard" style:master-page-name="Standard">
      <style:paragraph-properties fo:text-align="center" style:justify-single-word="false" style:page-number="1"/>
    </style:style>
    <style:style style:name="P2" style:family="paragraph">
      <loext:graphic-properties draw:fill="none"/>
      <style:paragraph-properties fo:text-align="start"/>
      <style:text-properties fo:font-size="18pt"/>
    </style:style>
    <style:style style:name="P3" style:family="paragraph" style:parent-style-name="Standard">
      <style:paragraph-properties fo:margin-top="0.423cm" fo:margin-bottom="0cm" style:contextual-spacing="false" fo:line-height="100%" fo:text-align="start" style:justify-single-word="false" fo:orphans="2" fo:widows="2"/>
      <style:text-properties style:font-name="Calibri" fo:font-size="11pt" fo:language="pt" fo:country="BR" style:letter-kerning="false" style:font-name-asian="Calibri2" style:font-size-asian="11pt" style:language-asian="en" style:country-asian="US" style:font-name-complex="F" style:font-size-complex="11pt" style:language-complex="ar" style:country-complex="SA"/>
    </style:style>
    <style:style style:name="P4" style:family="paragraph" style:parent-style-name="Standard">
      <style:paragraph-properties fo:margin-top="0cm" fo:margin-bottom="0cm" style:contextual-spacing="false" fo:line-height="100%" fo:text-align="start" style:justify-single-word="false" fo:orphans="2" fo:widows="2"/>
      <style:text-properties style:font-name="Calibri" fo:font-size="12pt" fo:language="pt" fo:country="BR" officeooo:rsid="0006fee1" officeooo:paragraph-rsid="0006fee1" style:letter-kerning="false" style:font-name-asian="Calibri2" style:font-size-asian="12pt" style:language-asian="en" style:country-asian="US" style:font-name-complex="F" style:font-size-complex="12pt" style:language-complex="ar" style:country-complex="SA"/>
    </style:style>
    <style:style style:name="P5" style:family="paragraph" style:parent-style-name="Standard">
      <style:paragraph-properties fo:margin-top="0cm" fo:margin-bottom="0cm" style:contextual-spacing="false" fo:line-height="100%" fo:text-align="start" style:justify-single-word="false" fo:orphans="2" fo:widows="2"/>
      <style:text-properties style:font-name="Calibri" fo:font-size="12pt" fo:language="pt" fo:country="BR" style:letter-kerning="false" style:font-name-asian="Calibri2" style:font-size-asian="12pt" style:language-asian="en" style:country-asian="US" style:font-name-complex="F" style:font-size-complex="12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pt" fo:country="BR" style:letter-kerning="false" style:font-name-asian="Calibri2" style:font-size-asian="11pt" style:language-asian="en" style:country-asian="US" style:font-name-complex="F" style:font-size-complex="11pt" style:language-complex="ar" style:country-complex="SA"/>
    </style:style>
    <style:style style:name="P7" style:family="paragraph" style:parent-style-name="Standard">
      <style:paragraph-properties fo:margin-top="0cm" fo:margin-bottom="0cm" style:contextual-spacing="false" fo:line-height="100%" fo:text-align="start" style:justify-single-word="false" fo:orphans="2" fo:widows="2"/>
      <style:text-properties style:font-name="Calibri" fo:font-size="12pt" fo:language="pt" fo:country="BR" fo:font-weight="bold" style:letter-kerning="false" style:font-name-asian="Calibri2" style:font-size-asian="12pt" style:language-asian="en" style:country-asian="US" style:font-weight-asian="bold" style:font-name-complex="Calibri2" style:font-size-complex="12pt" style:language-complex="ar" style:country-complex="SA"/>
    </style:style>
    <style:style style:name="P8" style:family="paragraph" style:parent-style-name="Standard">
      <style:paragraph-properties fo:margin-top="0cm" fo:margin-bottom="0cm" style:contextual-spacing="false" fo:line-height="100%" fo:text-align="justify" style:justify-single-word="false" fo:orphans="2" fo:widows="2" loext:word-spacing-minimum="75%" loext:word-spacing-maximum="133%"/>
      <style:text-properties style:font-name="Calibri" fo:font-size="11pt" fo:language="pt" fo:country="BR" style:letter-kerning="false" style:font-name-asian="Calibri2" style:font-size-asian="11pt" style:language-asian="en" style:country-asian="US" style:font-name-complex="F" style:font-size-complex="11pt" style:language-complex="ar" style:country-complex="SA"/>
    </style:style>
    <style:style style:name="P9" style:family="paragraph" style:parent-style-name="Standard">
      <style:paragraph-properties fo:margin-top="0.423cm" fo:margin-bottom="0.212cm" style:contextual-spacing="false" fo:line-height="100%" fo:text-align="center" style:justify-single-word="false" fo:orphans="2" fo:widows="2"/>
      <style:text-properties style:font-name="Calibri1" fo:font-size="11pt" fo:language="pt" fo:country="BR" style:letter-kerning="false" style:font-name-asian="Calibri2" style:font-size-asian="11pt" style:language-asian="en" style:country-asian="US" style:font-name-complex="F" style:font-size-complex="11pt" style:language-complex="ar" style:country-complex="SA"/>
    </style:style>
    <style:style style:name="P10"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fo:language="pt" fo:country="BR" style:letter-kerning="false" style:font-name-asian="Calibri2" style:font-size-asian="11pt" style:language-asian="en" style:country-asian="US" style:font-name-complex="F" style:font-size-complex="11pt" style:language-complex="ar" style:country-complex="SA"/>
    </style:style>
    <style:style style:name="P11" style:family="paragraph" style:parent-style-name="Standard">
      <style:paragraph-properties fo:margin-top="0cm" fo:margin-bottom="0.212cm" style:contextual-spacing="false" fo:line-height="100%" fo:text-align="start" style:justify-single-word="false" fo:orphans="2" fo:widows="2"/>
      <style:text-properties style:font-name="Calibri" fo:font-size="11pt" fo:language="pt" fo:country="BR" style:letter-kerning="false" style:font-name-asian="Calibri2" style:font-size-asian="11pt" style:language-asian="en" style:country-asian="US" style:font-name-complex="F" style:font-size-complex="11pt" style:language-complex="ar" style:country-complex="SA"/>
    </style:style>
    <style:style style:name="P12" style:family="paragraph" style:parent-style-name="Standard">
      <style:paragraph-properties fo:margin-top="0.423cm" fo:margin-bottom="0.212cm" style:contextual-spacing="false" fo:line-height="100%" fo:text-align="center" style:justify-single-word="false" fo:orphans="2" fo:widows="2"/>
      <style:text-properties style:font-name="Calibri" fo:font-size="11pt" fo:language="pt" fo:country="BR" style:letter-kerning="false" style:font-name-asian="Calibri2" style:font-size-asian="11pt" style:language-asian="en" style:country-asian="US" style:font-name-complex="F" style:font-size-complex="11pt" style:language-complex="ar" style:country-complex="SA"/>
    </style:style>
    <style:style style:name="P13" style:family="paragraph" style:parent-style-name="Standard">
      <style:paragraph-properties fo:margin-top="0cm" fo:margin-bottom="0cm" style:contextual-spacing="false" fo:line-height="100%" fo:text-align="start" style:justify-single-word="false" fo:orphans="2" fo:widows="2"/>
      <style:text-properties fo:color="#808080" loext:opacity="100%" style:font-name="Calibri" fo:font-size="11pt" fo:language="pt" fo:country="BR" fo:font-weight="bold" style:letter-kerning="false" style:font-name-asian="Calibri2" style:font-size-asian="11pt" style:language-asian="en" style:country-asian="US" style:font-weight-asian="bold" style:font-name-complex="Calibri2" style:font-size-complex="11pt" style:language-complex="ar" style:country-complex="SA" style:font-weight-complex="bold">
        <loext:char-complex-color loext:theme-type="light1" loext:color-type="theme">
          <loext:transformation loext:type="shade" loext:value="4980"/>
        </loext:char-complex-color>
      </style:text-properties>
    </style:style>
    <style:style style:name="P1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pt" fo:country="BR" style:letter-kerning="false" style:font-name-asian="Calibri2" style:font-size-asian="11pt" style:language-asian="en" style:country-asian="US" style:font-name-complex="Calibri2" style:font-size-complex="11pt" style:language-complex="ar" style:country-complex="SA" style:font-weight-complex="bold"/>
    </style:style>
    <style:style style:name="P15" style:family="paragraph" style:parent-style-name="List_20_Paragraph" style:list-style-name="WWNum2">
      <style:paragraph-properties fo:margin-top="0cm" fo:margin-bottom="0cm" style:contextual-spacing="true" fo:line-height="100%" fo:text-align="start" style:justify-single-word="false" fo:orphans="2" fo:widows="2"/>
      <style:text-properties style:font-name="Calibri" fo:font-size="11pt" fo:language="pt" fo:country="BR" style:letter-kerning="false" style:font-name-asian="Calibri2" style:font-size-asian="11pt" style:language-asian="en" style:country-asian="US" style:font-name-complex="F" style:font-size-complex="11pt" style:language-complex="ar" style:country-complex="SA"/>
    </style:style>
    <style:style style:name="P16" style:family="paragraph" style:parent-style-name="Standard">
      <style:paragraph-properties fo:margin-top="0cm" fo:margin-bottom="0cm" style:contextual-spacing="false" fo:line-height="100%" fo:text-align="start" style:justify-single-word="false" fo:orphans="2" fo:widows="2"/>
      <style:text-properties fo:color="#0020d0" loext:opacity="100%" style:font-name="Calibri" fo:font-size="11pt" fo:language="pt" fo:country="BR" fo:font-weight="bold" style:letter-kerning="false" style:font-name-asian="Calibri2" style:font-size-asian="11pt" style:language-asian="en" style:country-asian="US" style:font-weight-asian="bold" style:font-name-complex="Calibri2" style:font-size-complex="11pt" style:language-complex="ar" style:country-complex="SA" style:font-weight-complex="bold"/>
    </style:style>
    <style:style style:name="P17"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pt" fo:country="BR" style:letter-kerning="false" style:font-name-asian="Calibri2" style:font-size-asian="11pt" style:language-asian="en" style:country-asian="US" style:font-name-complex="F" style:font-size-complex="11pt" style:language-complex="ar" style:country-complex="SA"/>
    </style:style>
    <style:style style:name="P18" style:family="paragraph" style:parent-style-name="Standard">
      <style:paragraph-properties fo:margin-top="0cm" fo:margin-bottom="0cm" style:contextual-spacing="false" fo:line-height="100%" fo:text-align="center" style:justify-single-word="false" fo:orphans="2" fo:widows="2"/>
      <style:text-properties fo:color="#808080" loext:opacity="100%" style:font-name="Calibri" fo:font-size="11pt" fo:language="pt" fo:country="BR" fo:font-weight="bold" style:letter-kerning="false" style:font-name-asian="Calibri2" style:font-size-asian="11pt" style:language-asian="en" style:country-asian="US" style:font-weight-asian="bold" style:font-name-complex="Calibri2" style:font-size-complex="11pt" style:language-complex="ar" style:country-complex="SA" style:font-weight-complex="bold">
        <loext:char-complex-color loext:theme-type="light1" loext:color-type="theme">
          <loext:transformation loext:type="shade" loext:value="4980"/>
        </loext:char-complex-color>
      </style:text-properties>
    </style:style>
    <style:style style:name="P19" style:family="paragraph" style:parent-style-name="Standard">
      <style:paragraph-properties fo:margin-top="0.423cm" fo:margin-bottom="0.212cm" style:contextual-spacing="false" fo:line-height="100%" fo:text-align="center" style:justify-single-word="false" fo:orphans="2" fo:widows="2"/>
      <style:text-properties fo:color="#808080" loext:opacity="100%" style:font-name="Calibri" fo:font-size="11pt" fo:language="pt" fo:country="BR" fo:font-weight="bold" style:letter-kerning="false" style:font-name-asian="Calibri2" style:font-size-asian="11pt" style:language-asian="en" style:country-asian="US" style:font-weight-asian="bold" style:font-name-complex="F" style:font-size-complex="11pt" style:language-complex="ar" style:country-complex="SA" style:font-weight-complex="bold">
        <loext:char-complex-color loext:theme-type="light1" loext:color-type="theme">
          <loext:transformation loext:type="shade" loext:value="4980"/>
        </loext:char-complex-color>
      </style:text-properties>
    </style:style>
    <style:style style:name="P20" style:family="paragraph" style:parent-style-name="Standard">
      <style:paragraph-properties fo:margin-top="0.423cm" fo:margin-bottom="0.212cm" style:contextual-spacing="false" fo:line-height="100%" fo:text-align="start" style:justify-single-word="false" fo:orphans="2" fo:widows="2"/>
      <style:text-properties style:font-name="Calibri" fo:font-size="11pt" fo:language="pt" fo:country="BR" style:letter-kerning="false" style:font-name-asian="Calibri2" style:font-size-asian="11pt" style:language-asian="en" style:country-asian="US" style:font-name-complex="F" style:font-size-complex="11pt" style:language-complex="ar" style:country-complex="SA"/>
    </style:style>
    <style:style style:name="P21" style:family="paragraph" style:parent-style-name="Standard">
      <style:text-properties fo:color="#005cff" loext:opacity="100%" style:font-name-complex="Calibri2"/>
    </style:style>
    <style:style style:name="T1" style:family="text">
      <style:text-properties fo:color="#0020d0" loext:opacity="100%" fo:font-size="14pt" fo:font-weight="bold" style:font-size-asian="14pt" style:font-weight-asian="bold" style:font-size-complex="14pt" style:font-weight-complex="bold"/>
    </style:style>
    <style:style style:name="T2" style:family="text">
      <style:text-properties fo:color="#ffffff" loext:opacity="100%" fo:font-family="Arial" style:font-family-generic="swiss" style:font-pitch="variable" fo:font-weight="bold" style:font-weight-asian="bold" style:font-name-complex="Arial1">
        <loext:char-complex-color loext:theme-type="light1" loext:color-type="theme"/>
      </style:text-properties>
    </style:style>
    <style:style style:name="T3" style:family="text">
      <style:text-properties fo:color="#005cff" loext:opacity="100%" fo:font-size="14pt" style:font-size-asian="14pt" style:font-name-complex="Calibri2" style:font-size-complex="14pt" style:font-weight-complex="bold"/>
    </style:style>
    <style:style style:name="T4" style:family="text">
      <style:text-properties fo:color="#005cff" loext:opacity="100%" style:font-name-complex="Calibri2" style:font-weight-complex="bold"/>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weight="bold" style:font-size-asian="12pt" style:font-weight-asian="bold" style:font-name-complex="Calibri2" style:font-size-complex="12pt"/>
    </style:style>
    <style:style style:name="T8" style:family="text">
      <style:text-properties fo:color="#005cff" loext:opacity="100%" fo:font-size="12pt" fo:font-weight="bold" style:font-size-asian="12pt" style:font-weight-asian="bold" style:font-name-complex="Calibri2" style:font-size-complex="12pt" style:font-weight-complex="bold"/>
    </style:style>
    <style:style style:name="T9" style:family="text">
      <style:text-properties fo:font-size="12pt" style:font-size-asian="12pt" style:font-name-complex="Calibri2" style:font-size-complex="12pt" style:font-weight-complex="bold"/>
    </style:style>
    <style:style style:name="T10" style:family="text">
      <style:text-properties fo:font-size="12pt" fo:language="en" fo:country="US" style:font-size-asian="12pt" style:font-name-complex="Calibri2" style:font-size-complex="12pt" style:font-weight-complex="bold"/>
    </style:style>
    <style:style style:name="T11" style:family="text">
      <style:text-properties fo:color="#808080" loext:opacity="100%">
        <loext:char-complex-color loext:theme-type="light1" loext:color-type="theme">
          <loext:transformation loext:type="shade" loext:value="4980"/>
        </loext:char-complex-color>
      </style:text-properties>
    </style:style>
    <style:style style:name="T12" style:family="text">
      <style:text-properties fo:color="#808080" loext:opacity="100%" fo:font-weight="bold" style:font-weight-asian="bold" style:font-weight-complex="bold">
        <loext:char-complex-color loext:theme-type="light1" loext:color-type="theme">
          <loext:transformation loext:type="shade" loext:value="4980"/>
        </loext:char-complex-color>
      </style:text-properties>
    </style:style>
    <style:style style:name="T13" style:family="text">
      <style:text-properties fo:color="#808080" loext:opacity="100%" fo:font-weight="bold" style:font-weight-asian="bold" style:font-name-complex="Calibri2" style:font-weight-complex="bold">
        <loext:char-complex-color loext:theme-type="light1" loext:color-type="theme">
          <loext:transformation loext:type="shade" loext:value="4980"/>
        </loext:char-complex-color>
      </style:text-properties>
    </style:style>
    <style:style style:name="T14" style:family="text">
      <style:text-properties style:font-name-complex="Calibri2" style:font-weight-complex="bold"/>
    </style:style>
    <style:style style:name="T15" style:family="text">
      <style:text-properties fo:color="#0020d0" loext:opacity="100%" fo:font-size="14pt" fo:font-weight="bold" style:font-size-asian="14pt" style:font-weight-asian="bold" style:font-name-complex="Calibri2" style:font-size-complex="14pt" style:font-weight-complex="bold"/>
    </style:style>
    <style:style style:name="T16" style:family="text">
      <style:text-properties fo:color="#0020d0" loext:opacity="100%" fo:font-weight="bold" style:font-weight-asian="bold" style:font-name-complex="Calibri2" style:font-weight-complex="bold"/>
    </style:style>
    <style:style style:name="T17" style:family="text">
      <style:text-properties fo:color="#0020d0" loext:opacity="100%" fo:font-size="14pt" style:font-size-asian="14pt" style:font-size-complex="14pt"/>
    </style:style>
    <style:style style:name="T18" style:family="text">
      <style:text-properties fo:color="#000000" loext:opacity="100%">
        <loext:char-complex-color loext:theme-type="dark1" loext:color-type="theme"/>
      </style:text-properties>
    </style:style>
    <style:style style:name="T19" style:family="text">
      <style:text-properties fo:color="#000000" loext:opacity="100%" style:font-name-complex="Calibri2" style:font-weight-complex="bold">
        <loext:char-complex-color loext:theme-type="dark1" loext:color-type="theme"/>
      </style:text-properties>
    </style:style>
    <style:style style:name="T20" style:family="text">
      <style:text-properties style:font-name-complex="Calibri2"/>
    </style:style>
    <style:style style:name="T21" style:family="text">
      <style:text-properties fo:color="#000000" loext:opacity="100%" officeooo:rsid="0008b364" style:font-name-complex="Calibri2" style:font-weight-complex="bold">
        <loext:char-complex-color loext:theme-type="dark1" loext:color-type="theme"/>
      </style:text-properties>
    </style:style>
    <style:style style:name="T22" style:family="text">
      <style:text-properties fo:color="#005cff" loext:opacity="100%" style:font-name-complex="Calibri2"/>
    </style:style>
    <style:style style:name="fr1" style:family="graphic" style:parent-style-name="Graphics">
      <style:graphic-properties fo:margin-left="0cm" fo:margin-right="0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graphic-properties draw:stroke="solid" svg:stroke-width="0.035cm" svg:stroke-color="#ffae00"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ae00"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line text:anchor-type="char" draw:z-index="6" draw:name="Conector reto 8" draw:style-name="gr1" draw:text-style-name="P2" svg:x1="9.79cm" svg:y1="0.368cm" svg:x2="14.632cm" svg:y2="0.369cm"><text:p/></draw:line><draw:line text:anchor-type="char" draw:z-index="5" draw:name="Conector reto 7" draw:style-name="gr1" draw:text-style-name="P2" svg:x1="0.254cm" svg:y1="0.358cm" svg:x2="5.096cm" svg:y2="0.359cm"><text:p/></draw:line><text:span text:style-name="T1">DADOS DO ALUNO</text:span><text:span text:style-name="T2">:</text:span></text:p>
      <table:table table:name="Tabela1" table:style-name="Tabela1">
        <table:table-column table:style-name="Tabela1.A" table:number-columns-repeated="2"/>
        <table:table-column table:style-name="Tabela1.C"/>
        <table:table-column table:style-name="Tabela1.D"/>
        <table:table-column table:style-name="Tabela1.E"/>
        <table:table-column table:style-name="Tabela1.F"/>
        <table:table-column table:style-name="Tabela1.D"/>
        <table:table-column table:style-name="Tabela1.F"/>
        <table:table-column table:style-name="Tabela1.D"/>
        <table:table-column table:style-name="Tabela1.E"/>
        <table:table-column table:style-name="Tabela1.K"/>
        <table:table-row table:style-name="Tabela1.1">
          <table:table-cell table:style-name="Tabela1.A1" table:number-columns-spanned="11" office:value-type="string">
            <text:p text:style-name="P3" loext:marker-style-name="T3"><text:span text:style-name="T4">Aluno: [Nome completo]</text:span><text:span text:style-name="T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2" table:number-columns-spanned="11" office:value-type="string">
            <text:p text:style-name="P4" loext:marker-style-name="T5">GUILHERME GIACOMINI TEIXEIRA</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3" table:number-columns-spanned="11" office:value-type="string">
            <text:p text:style-name="P3" loext:marker-style-name="T3"><text:span text:style-name="T4">RA: [Número do RA do aluno]</text:span><text:span text:style-name="T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2" table:number-columns-spanned="11" office:value-type="string">
            <text:p text:style-name="P5" loext:marker-style-name="T5"><text:bookmark text:name="permission-for-group:1366910530:everyone"/>2025253122 </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3" table:number-columns-spanned="11" office:value-type="string">
            <text:p text:style-name="P3" loext:marker-style-name="T3"><text:span text:style-name="T4">POLO / UNIDADE:</text:span><text:span text:style-name="T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2" table:number-columns-spanned="11" office:value-type="string">
            <text:p text:style-name="P5" loext:marker-style-name="T5"><text:bookmark text:name="permission-for-group:1166239922:everyone"/>Polo Anhanguera Balneário Camboriú (Centro) </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3" table:number-columns-spanned="11" office:value-type="string">
            <text:p text:style-name="P3" loext:marker-style-name="T3"><text:span text:style-name="T4">CURSO:</text:span><text:span text:style-name="T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2" table:number-columns-spanned="11" office:value-type="string">
            <text:p text:style-name="P6" loext:marker-style-name="T6"><text:span text:style-name="T6">CST EM CIÊNCIA DE DADOS</text:span><text:span text:style-name="T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3" table:number-columns-spanned="11" office:value-type="string">
            <text:p text:style-name="P3" loext:marker-style-name="T3"><text:span text:style-name="T4">COMPONENTE CURRICULAR:</text:span><text:span text:style-name="T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2" table:number-columns-spanned="11" office:value-type="string">
            <text:p text:style-name="P6" loext:marker-style-name="T6"><text:span text:style-name="T6">PROJETO DE EXTENSÃO I - CIÊNCIA DE DADOS</text:span><text:span text:style-name="T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3" table:number-columns-spanned="11" office:value-type="string">
            <text:p text:style-name="P3" loext:marker-style-name="T3"><text:span text:style-name="T4">PROGRAMA DE EXTENSÃO:</text:span><text:span text:style-name="T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2" table:number-columns-spanned="11" office:value-type="string">
            <text:p text:style-name="P6" loext:marker-style-name="T7"><text:span text:style-name="T7">PROGRAMA DE INOVAÇÃO E EMPREENDEDORISMO.</text:span><text:span text:style-name="T7"/></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13" table:number-columns-spanned="11" office:value-type="string">
            <text:p text:style-name="P7" loext:marker-style-name="T7"/>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1" table:number-columns-spanned="11" office:value-type="string">
            <text:p text:style-name="P6" loext:marker-style-name="T7"><text:span text:style-name="T4">FINALIDADE E MOTIVAÇÃO:</text:span><text:span text:style-name="T8"/></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2" table:number-columns-spanned="11" office:value-type="string">
            <text:p text:style-name="P6" loext:marker-style-name="T7"><text:span text:style-name="T5">A extensão universitária pelo programa de inovação e empreendedorismo no Curso Superior de Tecnologia em Ciência de Dados, tem por finalidade a aplicação dos conhecimentos e habilidades adquiridos para proporcionar oportunidades comerciais e econômicas por meio de desenvolvimento de soluções computacionais. As atividades de extensão desse programa podem ser realizadas em: estabelecimentos comerciais, associação comercial e industrial, associação comunitária, serviços públicos, entre outros grupos ou locais.</text:span><text:span text:style-name="T7"/></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3" table:number-columns-spanned="11" office:value-type="string">
            <text:p text:style-name="P3" loext:marker-style-name="T3"><text:span text:style-name="T4">COMPETÊNCIAS:</text:span><text:span text:style-name="T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2" table:number-columns-spanned="11" office:value-type="string">
            <text:p text:style-name="P8" loext:marker-style-name="T9"><text:span text:style-name="T9">I - Projeta, modela, implementa, documenta, testa e gerencia bancos de dados centralizados ou distribuídos;</text:span><text:span text:style-name="T9"/></text:p>
            <text:p text:style-name="P8" loext:marker-style-name="T9"><text:span text:style-name="T9">II - Avalia e seleciona sistemas de gerenciamento de banco de dados;</text:span><text:span text:style-name="T9"/></text:p>
            <text:p text:style-name="P8" loext:marker-style-name="T9"><text:span text:style-name="T9">III - Avalia desempenho do banco de dados e propõe medidas para a melhoria do acesso.</text:span><text:span text:style-name="T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3" table:number-columns-spanned="11" office:value-type="string">
            <text:p text:style-name="P3" loext:marker-style-name="T3"><text:span text:style-name="T4">PERFIL DO EGRESSO:</text:span><text:span text:style-name="T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2" table:number-columns-spanned="11" office:value-type="string">
            <text:p text:style-name="P8" loext:marker-style-name="T9"><text:span text:style-name="T9">No Curso Superior de Tecnologia em Ciência de Dados, o perfil do egresso visa uma formação profissional atualizado, criativo e atento as novas tendências e tecnologias. A atuação frente ao programa de inovação e empreendedorismo, demonstra as habilidades de comunicação criatividade, planejamento e aprendizado ativo, capaz de desenvolver soluções tecnológicas dentro dos princípios éticos. Tais atividades proporcionam além da compreensão de outros contextos social pelo contato com diferentes realidades e culturas, atuar de forma ativa na promoção das atividades de cunho de empreendedorismo e inovação.</text:span><text:span text:style-name="T9"/></text:p>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ela1.1">
          <table:table-cell table:style-name="Tabela1.A3" table:number-columns-spanned="11" office:value-type="string">
            <text:p text:style-name="P3" loext:marker-style-name="T4"><text:span text:style-name="T4">SOFT SKILLS (COMPETÊNCIAS SOCIOEMOCIONAIS):</text:span><text:span text:style-name="T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2" table:number-columns-spanned="11" office:value-type="string">
            <text:p text:style-name="P6" loext:marker-style-name="T10"><text:span text:style-name="T10">Criatividade e inovação<text:line-break/>Planejamento e organização<text:line-break/>Aprendizado Ativo</text:span><text:span text:style-name="T1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3" table:number-columns-spanned="11" office:value-type="string">
            <text:p text:style-name="P3" loext:marker-style-name="T4"><text:span text:style-name="T4">OBJETIVOS DE APRENDIZAGEM:</text:span><text:span text:style-name="T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2" table:number-columns-spanned="11" office:value-type="string">
            <text:p text:style-name="P8" loext:marker-style-name="T9"><text:span text:style-name="T9">A extensão universitária vinculada ao programa de inovação e empreendedorismo do Curso Superior de Tecnologia em Ciência de Dados, tem como objetivo proporcionar a aplicação dos conhecimentos técnicos adquiridos durante a formação, em soluções inovadoras que permitam realizar atividades profissionais empreendedoras, por meio de soluções computacionais que oportunize o desenvolvimento comercial e econômico da região.</text:span><text:span text:style-name="T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3" table:number-columns-spanned="11" office:value-type="string">
            <text:p text:style-name="P3" loext:marker-style-name="T4"><text:span text:style-name="T4">CONTEÚDOS:</text:span><text:span text:style-name="T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2" table:number-columns-spanned="11" office:value-type="string">
            <text:p text:style-name="P8" loext:marker-style-name="T9"><text:span text:style-name="T9">I - Algoritmos e Estruturas de Dados;</text:span><text:span text:style-name="T9"/></text:p>
            <text:p text:style-name="P8" loext:marker-style-name="T9"><text:span text:style-name="T9">II - Interação Homem-Computador;</text:span><text:span text:style-name="T9"/></text:p>
            <text:p text:style-name="P8" loext:marker-style-name="T9"><text:span text:style-name="T9">III - Lógica e Matemática Discreta;</text:span><text:span text:style-name="T9"/></text:p>
            <text:p text:style-name="P8" loext:marker-style-name="T9"><text:span text:style-name="T9">IV - Fundamentos e Técnicas de Programação;</text:span><text:span text:style-name="T9"/></text:p>
            <text:p text:style-name="P8" loext:marker-style-name="T9"><text:span text:style-name="T9">V - Paradigmas de Linguagens de Programação;</text:span><text:span text:style-name="T9"/></text:p>
            <text:p text:style-name="P8" loext:marker-style-name="T9"><text:span text:style-name="T9">VI - Inteligência Artificial;</text:span><text:span text:style-name="T9"/></text:p>
            <text:p text:style-name="P8" loext:marker-style-name="T9"><text:span text:style-name="T9">VII - Bancos de Dados;</text:span><text:span text:style-name="T9"/></text:p>
            <text:p text:style-name="P8" loext:marker-style-name="T9"><text:span text:style-name="T9">VIII - Sistemas Operacionais;</text:span><text:span text:style-name="T9"/></text:p>
            <text:p text:style-name="P8" loext:marker-style-name="T9"><text:span text:style-name="T9">IX - Redes de Computadores;</text:span><text:span text:style-name="T9"/></text:p>
            <text:p text:style-name="P8" loext:marker-style-name="T9"><text:span text:style-name="T9">X - Segurança da Informação.</text:span><text:span text:style-name="T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3" table:number-columns-spanned="11" office:value-type="string">
            <text:p text:style-name="P3" loext:marker-style-name="T4"><text:span text:style-name="T4">INDICAÇÕES BIBLIOGRÁFICAS:</text:span><text:span text:style-name="T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2" table:number-columns-spanned="11" office:value-type="string">
            <text:p text:style-name="P8" loext:marker-style-name="T9"><text:span text:style-name="T9">OKUYAMA, Fabio Yoshimitsu; MILETTO, Evandro Manara; NICOLAO, Mariano. Desenvolvimento de Software I: conceitos básicos. Porto: Alegre: Bookman, 2014.</text:span><text:span text:style-name="T9"/></text:p>
            <text:p text:style-name="P8" loext:marker-style-name="T9"><text:span text:style-name="T9">KALBACH, James. Design de navegação Web: otimizando a experiência do usuário. Porto Alegre: Bookman 2009.</text:span><text:span text:style-name="T9"/></text:p>
            <text:p text:style-name="P8" loext:marker-style-name="T9"><text:span text:style-name="T9">ALVES, William Pereira. Java para Web: desenvolvimento de aplicações. São Paulo: Érica, 2015.</text:span><text:span text:style-name="T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13" table:number-columns-spanned="11" office:value-type="string">
            <text:p text:style-name="P9" loext:marker-style-name="T1"><draw:line text:anchor-type="char" draw:z-index="8" draw:name="Conector reto 10" draw:style-name="gr2" draw:text-style-name="P2" svg:x1="9.525cm" svg:y1="0.713cm" svg:x2="14.367cm" svg:y2="0.714cm"><text:p/></draw:line><draw:line text:anchor-type="char" draw:z-index="7" draw:name="Conector reto 11" draw:style-name="gr2" draw:text-style-name="P2" svg:x1="0.226cm" svg:y1="0.728cm" svg:x2="5.068cm" svg:y2="0.729cm"><text:p/></draw:line><text:span text:style-name="T1">RELATÓRIO FINAL</text:span><text:span text:style-name="T2">:</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29" table:number-columns-spanned="11" office:value-type="string">
            <text:p text:style-name="P10" loext:marker-style-name="T11"><text:span text:style-name="T11">Aluno e Aluna, após realizar suas atividades de extensão, é necessário que você o formalize, </text:span><text:span text:style-name="T12">enviando esse Relatório Final para ser avaliado junto ao seu Ambiente Virtual (AVA)</text:span><text:span text:style-name="T11"> e também para você poder comprovar sua atuação.</text:span></text:p>
            <text:p text:style-name="P11" loext:marker-style-name="T11"><text:span text:style-name="T11">Para o preenchimento, busque as anotações junto ao TEMPLATE PCDA para auxiliar na apresentação das atividades desenvolvidas.</text:span><text:span text:style-name="T11"/></text:p>
            <text:p text:style-name="P11" loext:marker-style-name="T11"><text:span text:style-name="T11">Todos os campos são de preenchimento obrigatório!</text:span><text:span text:style-name="T1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29" table:number-columns-spanned="11" office:value-type="string">
            <text:p text:style-name="P12" loext:marker-style-name="T1"><draw:line text:anchor-type="char" draw:z-index="9" draw:name="Conector reto 14" draw:style-name="gr2" draw:text-style-name="P2" svg:x1="0.087cm" svg:y1="0.73cm" svg:x2="1.392cm" svg:y2="0.731cm"><text:p/></draw:line><draw:line text:anchor-type="char" draw:z-index="10" draw:name="Conector reto 15" draw:style-name="gr2" draw:text-style-name="P2" svg:x1="13.185cm" svg:y1="0.749cm" svg:x2="14.488cm" svg:y2="0.75cm"><text:p/></draw:line><text:span text:style-name="T1">DESCRIÇÃO DA AÇÃO COM RESULTADOS ALCANÇADOS</text:span><text:span text:style-name="T1"/></text:p>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ela1.1">
          <table:table-cell table:style-name="Tabela1.A1" table:number-columns-spanned="11" office:value-type="string">
            <text:p text:style-name="P3" loext:marker-style-name="T4"><text:span text:style-name="T4">Metas dos Objetivos de Desenvolvimento Sustentável (ODS) aderentes a este projeto:</text:span><text:span text:style-name="T4"/></text:p>
            <text:p text:style-name="P8" loext:marker-style-name="T13"><text:span text:style-name="T13">CAMPO OBRIGATÓRIO – busque no seu Template PDCA quais Metas você selecionou como aderentes ao seu projeto, conforme cada Objetivo de Desenvolvimento Sustentável (ODS) da Organização das Nações Unidas (ONU) que você explorou no seu planejamento. </text:span><text:span text:style-name="T13"/></text:p>
            <text:p text:style-name="P13" loext:marker-style-name="T13"/>
            <text:p text:style-name="P6" loext:marker-style-name="T13"><text:span text:style-name="T13">Liste as Metas selecionadas (pelo menos uma opção):</text:span><text:span text:style-name="T1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2" table:number-columns-spanned="11" office:value-type="string">
            <text:p text:style-name="P14" loext:marker-style-name="T14"><text:bookmark text:name="permission-for-group:708469383:every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1" table:number-columns-spanned="11" office:value-type="string">
            <text:p text:style-name="P3" loext:marker-style-name="T1"><text:span text:style-name="T4">Local de realização da atividade extensionista:</text:span><text:span text:style-name="T1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2" table:number-columns-spanned="11" office:value-type="string">
            <text:p text:style-name="P14" loext:marker-style-name="T14"><text:bookmark text:name="permission-for-group:1130967945:every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3" table:number-columns-spanned="11" office:value-type="string">
            <text:p text:style-name="P3" loext:marker-style-name="T4"><text:span text:style-name="T4">Durante a ação:</text:span><text:span text:style-name="T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2" table:number-columns-spanned="11" office:value-type="string">
            <text:p text:style-name="P14" loext:marker-style-name="T14"><text:bookmark text:name="permission-for-group:463562715:every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3" table:number-columns-spanned="11" office:value-type="string">
            <text:p text:style-name="P3" loext:marker-style-name="T4"><text:span text:style-name="T4">Caso necessário, houve mudança de estratégia para alcançar o resultado:</text:span><text:span text:style-name="T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2" table:number-columns-spanned="11" office:value-type="string">
            <text:p text:style-name="P14" loext:marker-style-name="T14"><text:bookmark text:name="permission-for-group:88284705:every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3" table:number-columns-spanned="11" office:value-type="string">
            <text:p text:style-name="P3" loext:marker-style-name="T4"><text:span text:style-name="T4">Resultado da ação:</text:span><text:span text:style-name="T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2" table:number-columns-spanned="11" office:value-type="string">
            <text:p text:style-name="P14" loext:marker-style-name="T14"><text:bookmark text:name="permission-for-group:1231779933:every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3" table:number-columns-spanned="11" office:value-type="string">
            <text:p text:style-name="P3" loext:marker-style-name="T4"><text:span text:style-name="T4">Conclusão:</text:span><text:span text:style-name="T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2" table:number-columns-spanned="11" office:value-type="string">
            <text:p text:style-name="P14" loext:marker-style-name="T14"><text:bookmark text:name="permission-for-group:309154828:every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3" table:number-columns-spanned="11" office:value-type="string">
            <text:p text:style-name="P3" loext:marker-style-name="T4"><text:span text:style-name="T4">Depoimentos (se houver):</text:span><text:span text:style-name="T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2" table:number-columns-spanned="11" office:value-type="string">
            <text:p text:style-name="P14" loext:marker-style-name="T14"><text:bookmark text:name="permission-for-group:691538127:every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3" table:number-columns-spanned="11" office:value-type="string">
            <text:p text:style-name="P9" loext:marker-style-name="T2"><draw:line text:anchor-type="char" draw:z-index="12" draw:name="Conector reto 19" draw:style-name="gr2" draw:text-style-name="P2" svg:x1="10.424cm" svg:y1="1.331cm" svg:x2="14.218cm" svg:y2="1.332cm"><text:p/></draw:line><draw:line text:anchor-type="char" draw:z-index="11" draw:name="Conector reto 18" draw:style-name="gr2" draw:text-style-name="P2" svg:x1="0.119cm" svg:y1="1.363cm" svg:x2="3.913cm" svg:y2="1.364cm"><text:p/></draw:line><text:span text:style-name="T1">RELATE SUA PERCEPÇÃO DAS AÇÕES EXTENSIONISTAS REALIZADAS NO PROGRAMA DESENVOLVIDO</text:span><text:span text:style-name="T2">:</text:span></text:p>
            <text:p text:style-name="P8" loext:marker-style-name="T13"><text:span text:style-name="T13">CAMPO OBRIGATÓRIO – relate em no mínimo 15 (quinze) linhas sua experiência com as ações extensionistas. O texto deve ser de sua autoria e inédito, evite plágio. </text:span><text:span text:style-name="T13"/></text:p>
            <text:p text:style-name="P6" loext:marker-style-name="T13"><text:span text:style-name="T13">Questões norteadoras:</text:span><text:span text:style-name="T13"/></text:p>
            <text:list text:style-name="WWNum2">
              <text:list-item>
                <text:p text:style-name="P15" loext:marker-style-name="T13"><text:span text:style-name="T13">Você notou que suas habilidades profissionais foram aprimoradas, com a atuação nas ações extensionistas?</text:span><text:span text:style-name="T13"/></text:p>
              </text:list-item>
              <text:list-item>
                <text:p text:style-name="P15" loext:marker-style-name="T13"><text:span text:style-name="T13">Você identificou melhoria/resolução do problema identificado?</text:span><text:span text:style-name="T13"/></text:p>
              </text:list-item>
              <text:list-item>
                <text:p text:style-name="P15" loext:marker-style-name="T13"><text:span text:style-name="T13">Você conseguiu articular os conhecimentos adquiridos no curso com as ações extensionistas?</text:span><text:span text:style-name="T13"/></text:p>
              </text:list-item>
            </text:list>
            <text:p text:style-name="P12" loext:marker-style-name="T1"><text:span text:style-name="T13">Ao escrever seu texto evite deixá-lo em forma de respostas as questões norteadoras, relate sua experiência em forma de texto dissertativo com justificativas.</text:span><text:span text:style-name="T1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2" table:number-columns-spanned="11" office:value-type="string">
            <text:p text:style-name="P16" loext:marker-style-name="T16"><text:bookmark text:name="permission-for-group:18906416:every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3" table:number-columns-spanned="11" office:value-type="string">
            <text:p text:style-name="P12" loext:marker-style-name="T1"><draw:line text:anchor-type="char" draw:z-index="13" draw:name="Conector reto 21" draw:style-name="gr2" draw:text-style-name="P2" svg:x1="-0.03cm" svg:y1="0.728cm" svg:x2="2.422cm" svg:y2="0.729cm"><text:p/></draw:line><draw:line text:anchor-type="char" draw:z-index="14" draw:name="Conector reto 22" draw:style-name="gr2" draw:text-style-name="P2" svg:x1="12.158cm" svg:y1="0.764cm" svg:x2="14.553cm" svg:y2="0.765cm"><text:p/></draw:line><text:span text:style-name="T1">DEPOIMENTO DA INSTITUIÇÃO PARTICIPANTE</text:span><text:span text:style-name="T1"/></text:p>
            <text:p text:style-name="P17" loext:marker-style-name="T13"><text:span text:style-name="T13">CAMPO OBRIGATÓRIO - insira depoimento(s) do(s) gestor(es) da instituição/órgão/associação participante que contribuam como um feedback da ação realizada por você. </text:span><text:span text:style-name="T13"/></text:p>
            <text:p text:style-name="P18" loext:marker-style-name="T1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2" table:number-columns-spanned="11" office:value-type="string">
            <text:p text:style-name="P16" loext:marker-style-name="T16"><text:bookmark text:name="permission-for-group:1330270171:everyone"/></text:p>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ela1.1">
          <table:table-cell table:style-name="Tabela1.A3" table:number-columns-spanned="11" office:value-type="string">
            <text:p text:style-name="P12" loext:marker-style-name="T1"><draw:line text:anchor-type="char" draw:z-index="16" draw:name="Conector reto 24" draw:style-name="gr2" draw:text-style-name="P2" svg:x1="10.605cm" svg:y1="0.72cm" svg:x2="14.439cm" svg:y2="0.721cm"><text:p/></draw:line><draw:line text:anchor-type="char" draw:z-index="15" draw:name="Conector reto 23" draw:style-name="gr2" draw:text-style-name="P2" svg:x1="-0.002cm" svg:y1="0.676cm" svg:x2="3.834cm" svg:y2="0.677cm"><text:p/></draw:line><text:span text:style-name="T1">REFERÊNCIAS BIBLIOGRÁFICAS</text:span><text:span text:style-name="T1"/></text:p>
            <text:p text:style-name="P17" loext:marker-style-name="T13"><text:span text:style-name="T13">CAMPO OBRIGATÓRIO – Siga a normas ABNT, para isso consulte sua Biblioteca Virtual;</text:span><text:span text:style-name="T13"/></text:p>
            <text:p text:style-name="P17" loext:marker-style-name="T13"><text:span text:style-name="T13">Utilize como referências bibliográficas as indicações do Campo: Indicações Bibliográficas e as demais referências utilizadas no desenvolvimento do seu projeto.</text:span><text:span text:style-name="T13"/></text:p>
            <text:p text:style-name="P19" loext:marker-style-name="T1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2" table:number-columns-spanned="11" office:value-type="string">
            <text:p text:style-name="P16" loext:marker-style-name="T16"><text:bookmark text:name="permission-for-group:1291523928:every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13" table:number-columns-spanned="11" office:value-type="string">
            <text:p text:style-name="P12" loext:marker-style-name="T1"><draw:line text:anchor-type="char" draw:z-index="18" draw:name="Conector reto 28" draw:style-name="gr2" draw:text-style-name="P2" svg:x1="10.854cm" svg:y1="0.726cm" svg:x2="14.52cm" svg:y2="0.727cm"><text:p/></draw:line><draw:line text:anchor-type="char" draw:z-index="17" draw:name="Conector reto 27" draw:style-name="gr2" draw:text-style-name="P2" svg:x1="-0.002cm" svg:y1="0.682cm" svg:x2="3.664cm" svg:y2="0.683cm"><text:p/></draw:line><text:span text:style-name="T1">AUTOAVALIAÇÃO DA ATIVIDADE</text:span><text:span text:style-name="T2">:</text:span><text:span text:style-name="T1"> </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29" table:number-columns-spanned="11" office:value-type="string">
            <text:p text:style-name="P20" loext:marker-style-name="T17"><text:span text:style-name="T18">Realize a sua avaliação em relação à atividade desenvolvida considerando uma escala de 0 a 10 para cada pergunta, assinalando com um X:</text:span><text:span text:style-name="T17"/></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1" table:number-columns-spanned="11" office:value-type="string">
            <text:p text:style-name="P20" loext:marker-style-name="T18"><text:span text:style-name="T4">1. A atividade permitiu o desenvolvimento do projeto de extensão articulando as competências e conteúdos propostos junto ao Curso?</text:span><text:span text:style-name="T1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54" office:value-type="string">
            <text:p text:style-name="P17" loext:marker-style-name="T19"><text:span text:style-name="T19">0</text:span><text:span text:style-name="T19"/></text:p>
          </table:table-cell>
          <table:table-cell table:style-name="Tabela1.A54" office:value-type="string">
            <text:p text:style-name="P17" loext:marker-style-name="T19"><text:span text:style-name="T19">1</text:span><text:span text:style-name="T19"/></text:p>
          </table:table-cell>
          <table:table-cell table:style-name="Tabela1.A54" office:value-type="string">
            <text:p text:style-name="P17" loext:marker-style-name="T19"><text:span text:style-name="T19">2</text:span><text:span text:style-name="T19"/></text:p>
          </table:table-cell>
          <table:table-cell table:style-name="Tabela1.A54" office:value-type="string">
            <text:p text:style-name="P17" loext:marker-style-name="T19"><text:span text:style-name="T19">3</text:span><text:span text:style-name="T19"/></text:p>
          </table:table-cell>
          <table:table-cell table:style-name="Tabela1.A54" office:value-type="string">
            <text:p text:style-name="P17" loext:marker-style-name="T19"><text:span text:style-name="T19">4</text:span><text:span text:style-name="T19"/></text:p>
          </table:table-cell>
          <table:table-cell table:style-name="Tabela1.A54" office:value-type="string">
            <text:p text:style-name="P17" loext:marker-style-name="T19"><text:span text:style-name="T19">5</text:span><text:span text:style-name="T19"/></text:p>
          </table:table-cell>
          <table:table-cell table:style-name="Tabela1.A54" office:value-type="string">
            <text:p text:style-name="P17" loext:marker-style-name="T19"><text:span text:style-name="T19">6</text:span><text:span text:style-name="T19"/></text:p>
          </table:table-cell>
          <table:table-cell table:style-name="Tabela1.A54" office:value-type="string">
            <text:p text:style-name="P17" loext:marker-style-name="T19"><text:span text:style-name="T19">7</text:span><text:span text:style-name="T19"/></text:p>
          </table:table-cell>
          <table:table-cell table:style-name="Tabela1.A54" office:value-type="string">
            <text:p text:style-name="P17" loext:marker-style-name="T19"><text:span text:style-name="T19">8</text:span><text:span text:style-name="T19"/></text:p>
          </table:table-cell>
          <table:table-cell table:style-name="Tabela1.A54" office:value-type="string">
            <text:p text:style-name="P17" loext:marker-style-name="T19"><text:span text:style-name="T19">9</text:span><text:span text:style-name="T19"/></text:p>
          </table:table-cell>
          <table:table-cell table:style-name="Tabela1.A54" office:value-type="string">
            <text:p text:style-name="P17" loext:marker-style-name="T19"><text:span text:style-name="T19">10</text:span><text:span text:style-name="T19"/></text:p>
          </table:table-cell>
        </table:table-row>
        <table:table-row table:style-name="Tabela1.1">
          <table:table-cell table:style-name="Tabela1.A55" office:value-type="string">
            <text:p text:style-name="P17" loext:marker-style-name="T19"><text:span text:style-name="T19">(</text:span><text:bookmark text:name="permission-for-group:1449491246:everyone"/><text:span text:style-name="T19">)</text:span><text:span text:style-name="T19"/></text:p>
          </table:table-cell>
          <table:table-cell table:style-name="Tabela1.A55" office:value-type="string">
            <text:p text:style-name="P17" loext:marker-style-name="T19"><text:span text:style-name="T19">(</text:span><text:bookmark text:name="permission-for-group:1324234363:everyone"/><text:span text:style-name="T19">)</text:span><text:span text:style-name="T19"/></text:p>
          </table:table-cell>
          <table:table-cell table:style-name="Tabela1.A55" office:value-type="string">
            <text:p text:style-name="P17" loext:marker-style-name="T19"><text:span text:style-name="T19">(</text:span><text:bookmark text:name="permission-for-group:1989302083:everyone"/><text:span text:style-name="T19">)</text:span><text:span text:style-name="T19"/></text:p>
          </table:table-cell>
          <table:table-cell table:style-name="Tabela1.A55" office:value-type="string">
            <text:p text:style-name="P17" loext:marker-style-name="T19"><text:span text:style-name="T19">(</text:span><text:bookmark text:name="permission-for-group:79042430:everyone"/><text:span text:style-name="T19">)</text:span><text:span text:style-name="T19"/></text:p>
          </table:table-cell>
          <table:table-cell table:style-name="Tabela1.A55" office:value-type="string">
            <text:p text:style-name="P17" loext:marker-style-name="T19"><text:span text:style-name="T19">(</text:span><text:bookmark text:name="permission-for-group:905801469:everyone"/><text:span text:style-name="T19">)</text:span><text:span text:style-name="T19"/></text:p>
          </table:table-cell>
          <table:table-cell table:style-name="Tabela1.A55" office:value-type="string">
            <text:p text:style-name="P17" loext:marker-style-name="T20"><text:span text:style-name="T19">(</text:span><text:bookmark text:name="permission-for-group:213153286:everyone"/><text:span text:style-name="T19">)</text:span><text:span text:style-name="T19"/></text:p>
          </table:table-cell>
          <table:table-cell table:style-name="Tabela1.A55" office:value-type="string">
            <text:p text:style-name="P17" loext:marker-style-name="T19"><text:span text:style-name="T19">(</text:span><text:bookmark text:name="permission-for-group:473434666:everyone"/><text:span text:style-name="T19">)</text:span><text:span text:style-name="T19"/></text:p>
          </table:table-cell>
          <table:table-cell table:style-name="Tabela1.A55" office:value-type="string">
            <text:p text:style-name="P17" loext:marker-style-name="T19"><text:span text:style-name="T19">(</text:span><text:bookmark text:name="permission-for-group:2002731014:everyone"/><text:span text:style-name="T19">)</text:span><text:span text:style-name="T19"/></text:p>
          </table:table-cell>
          <table:table-cell table:style-name="Tabela1.A55" office:value-type="string">
            <text:p text:style-name="P17" loext:marker-style-name="T19"><text:span text:style-name="T19">(</text:span><text:bookmark text:name="permission-for-group:826624516:everyone"/><text:span text:style-name="T19">)</text:span><text:span text:style-name="T19"/></text:p>
          </table:table-cell>
          <table:table-cell table:style-name="Tabela1.A55" office:value-type="string">
            <text:p text:style-name="P17" loext:marker-style-name="T19"><text:span text:style-name="T19">(</text:span><text:bookmark text:name="permission-for-group:260009050:everyone"/><text:span text:style-name="T19">)</text:span><text:span text:style-name="T19"/></text:p>
          </table:table-cell>
          <table:table-cell table:style-name="Tabela1.A55" office:value-type="string">
            <text:p text:style-name="P17" loext:marker-style-name="T19"><text:span text:style-name="T19">(</text:span><text:bookmark text:name="permission-for-group:2102869365:everyone"/><text:span text:style-name="T21">x</text:span><text:span text:style-name="T19">)</text:span></text:p>
          </table:table-cell>
        </table:table-row>
        <table:table-row table:style-name="Tabela1.1">
          <table:table-cell table:style-name="Tabela1.A3" table:number-columns-spanned="11" office:value-type="string">
            <text:p text:style-name="P20" loext:marker-style-name="T19"><text:span text:style-name="T4">2. <text:s/>A atividade possui carga horária suficiente para a sua realização?</text:span><text:span text:style-name="T1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54" office:value-type="string">
            <text:p text:style-name="P17" loext:marker-style-name="T19"><text:span text:style-name="T19">0</text:span><text:span text:style-name="T19"/></text:p>
          </table:table-cell>
          <table:table-cell table:style-name="Tabela1.A54" office:value-type="string">
            <text:p text:style-name="P17" loext:marker-style-name="T19"><text:span text:style-name="T19">1</text:span><text:span text:style-name="T19"/></text:p>
          </table:table-cell>
          <table:table-cell table:style-name="Tabela1.A54" office:value-type="string">
            <text:p text:style-name="P17" loext:marker-style-name="T19"><text:span text:style-name="T19">2</text:span><text:span text:style-name="T19"/></text:p>
          </table:table-cell>
          <table:table-cell table:style-name="Tabela1.A54" office:value-type="string">
            <text:p text:style-name="P17" loext:marker-style-name="T19"><text:span text:style-name="T19">3</text:span><text:span text:style-name="T19"/></text:p>
          </table:table-cell>
          <table:table-cell table:style-name="Tabela1.A54" office:value-type="string">
            <text:p text:style-name="P17" loext:marker-style-name="T19"><text:span text:style-name="T19">4</text:span><text:span text:style-name="T19"/></text:p>
          </table:table-cell>
          <table:table-cell table:style-name="Tabela1.A54" office:value-type="string">
            <text:p text:style-name="P17" loext:marker-style-name="T19"><text:span text:style-name="T19">5</text:span><text:span text:style-name="T19"/></text:p>
          </table:table-cell>
          <table:table-cell table:style-name="Tabela1.A54" office:value-type="string">
            <text:p text:style-name="P17" loext:marker-style-name="T19"><text:span text:style-name="T19">6</text:span><text:span text:style-name="T19"/></text:p>
          </table:table-cell>
          <table:table-cell table:style-name="Tabela1.A54" office:value-type="string">
            <text:p text:style-name="P17" loext:marker-style-name="T19"><text:span text:style-name="T19">7</text:span><text:span text:style-name="T19"/></text:p>
          </table:table-cell>
          <table:table-cell table:style-name="Tabela1.A54" office:value-type="string">
            <text:p text:style-name="P17" loext:marker-style-name="T19"><text:span text:style-name="T19">8</text:span><text:span text:style-name="T19"/></text:p>
          </table:table-cell>
          <table:table-cell table:style-name="Tabela1.A54" office:value-type="string">
            <text:p text:style-name="P17" loext:marker-style-name="T19"><text:span text:style-name="T19">9</text:span><text:span text:style-name="T19"/></text:p>
          </table:table-cell>
          <table:table-cell table:style-name="Tabela1.A54" office:value-type="string">
            <text:p text:style-name="P17" loext:marker-style-name="T19"><text:span text:style-name="T19">10</text:span><text:span text:style-name="T19"/></text:p>
          </table:table-cell>
        </table:table-row>
        <table:table-row table:style-name="Tabela1.1">
          <table:table-cell table:style-name="Tabela1.A55" office:value-type="string">
            <text:p text:style-name="P17" loext:marker-style-name="T19"><text:span text:style-name="T19">(</text:span><text:bookmark text:name="permission-for-group:484855880:everyone"/><text:span text:style-name="T19">)</text:span><text:span text:style-name="T19"/></text:p>
          </table:table-cell>
          <table:table-cell table:style-name="Tabela1.A55" office:value-type="string">
            <text:p text:style-name="P17" loext:marker-style-name="T19"><text:span text:style-name="T19">(</text:span><text:bookmark text:name="permission-for-group:1805474667:everyone"/><text:span text:style-name="T19">)</text:span><text:span text:style-name="T19"/></text:p>
          </table:table-cell>
          <table:table-cell table:style-name="Tabela1.A55" office:value-type="string">
            <text:p text:style-name="P17" loext:marker-style-name="T19"><text:span text:style-name="T19">(</text:span><text:bookmark text:name="permission-for-group:1090601996:everyone"/><text:span text:style-name="T19">)</text:span><text:span text:style-name="T19"/></text:p>
          </table:table-cell>
          <table:table-cell table:style-name="Tabela1.A55" office:value-type="string">
            <text:p text:style-name="P17" loext:marker-style-name="T19"><text:span text:style-name="T19">(</text:span><text:bookmark text:name="permission-for-group:931467185:everyone"/><text:span text:style-name="T19">)</text:span><text:span text:style-name="T19"/></text:p>
          </table:table-cell>
          <table:table-cell table:style-name="Tabela1.A55" office:value-type="string">
            <text:p text:style-name="P17" loext:marker-style-name="T19"><text:span text:style-name="T19">(</text:span><text:bookmark text:name="permission-for-group:412426282:everyone"/><text:span text:style-name="T19">)</text:span><text:span text:style-name="T19"/></text:p>
          </table:table-cell>
          <table:table-cell table:style-name="Tabela1.A55" office:value-type="string">
            <text:p text:style-name="P17" loext:marker-style-name="T20"><text:span text:style-name="T19">(</text:span><text:bookmark text:name="permission-for-group:97139125:everyone"/><text:span text:style-name="T19">)</text:span><text:span text:style-name="T19"/></text:p>
          </table:table-cell>
          <table:table-cell table:style-name="Tabela1.A55" office:value-type="string">
            <text:p text:style-name="P17" loext:marker-style-name="T19"><text:span text:style-name="T19">(</text:span><text:bookmark text:name="permission-for-group:1020088870:everyone"/><text:span text:style-name="T19">)</text:span><text:span text:style-name="T19"/></text:p>
          </table:table-cell>
          <table:table-cell table:style-name="Tabela1.A55" office:value-type="string">
            <text:p text:style-name="P17" loext:marker-style-name="T19"><text:span text:style-name="T19">(</text:span><text:bookmark text:name="permission-for-group:1432176783:everyone"/><text:span text:style-name="T19">)</text:span><text:span text:style-name="T19"/></text:p>
          </table:table-cell>
          <table:table-cell table:style-name="Tabela1.A55" office:value-type="string">
            <text:p text:style-name="P17" loext:marker-style-name="T19"><text:span text:style-name="T19">(</text:span><text:bookmark text:name="permission-for-group:1270818349:everyone"/><text:span text:style-name="T19">)</text:span><text:span text:style-name="T19"/></text:p>
          </table:table-cell>
          <table:table-cell table:style-name="Tabela1.A55" office:value-type="string">
            <text:p text:style-name="P17" loext:marker-style-name="T19"><text:span text:style-name="T19">(</text:span><text:bookmark text:name="permission-for-group:1828398108:everyone"/><text:span text:style-name="T19">)</text:span><text:span text:style-name="T19"/></text:p>
          </table:table-cell>
          <table:table-cell table:style-name="Tabela1.A55" office:value-type="string">
            <text:p text:style-name="P17" loext:marker-style-name="T19"><text:span text:style-name="T19">(</text:span><text:bookmark text:name="permission-for-group:620894243:everyone"/><text:span text:style-name="T21">x</text:span><text:span text:style-name="T19">)</text:span></text:p>
          </table:table-cell>
        </table:table-row>
        <table:table-row table:style-name="Tabela1.1">
          <table:table-cell table:style-name="Tabela1.A3" table:number-columns-spanned="11" office:value-type="string">
            <text:p text:style-name="P20" loext:marker-style-name="T19"><text:span text:style-name="T4">3. A atividade é relevante para a sua formação e articulação de competências e conteúdos?</text:span><text:span text:style-name="T1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54" office:value-type="string">
            <text:p text:style-name="P17" loext:marker-style-name="T19"><text:span text:style-name="T19">0</text:span><text:span text:style-name="T19"/></text:p>
          </table:table-cell>
          <table:table-cell table:style-name="Tabela1.A54" office:value-type="string">
            <text:p text:style-name="P17" loext:marker-style-name="T19"><text:span text:style-name="T19">1</text:span><text:span text:style-name="T19"/></text:p>
          </table:table-cell>
          <table:table-cell table:style-name="Tabela1.A54" office:value-type="string">
            <text:p text:style-name="P17" loext:marker-style-name="T19"><text:span text:style-name="T19">2</text:span><text:span text:style-name="T19"/></text:p>
          </table:table-cell>
          <table:table-cell table:style-name="Tabela1.A54" office:value-type="string">
            <text:p text:style-name="P17" loext:marker-style-name="T19"><text:span text:style-name="T19">3</text:span><text:span text:style-name="T19"/></text:p>
          </table:table-cell>
          <table:table-cell table:style-name="Tabela1.A54" office:value-type="string">
            <text:p text:style-name="P17" loext:marker-style-name="T19"><text:span text:style-name="T19">4</text:span><text:span text:style-name="T19"/></text:p>
          </table:table-cell>
          <table:table-cell table:style-name="Tabela1.A54" office:value-type="string">
            <text:p text:style-name="P17" loext:marker-style-name="T19"><text:span text:style-name="T19">5</text:span><text:span text:style-name="T19"/></text:p>
          </table:table-cell>
          <table:table-cell table:style-name="Tabela1.A54" office:value-type="string">
            <text:p text:style-name="P17" loext:marker-style-name="T19"><text:span text:style-name="T19">6</text:span><text:span text:style-name="T19"/></text:p>
          </table:table-cell>
          <table:table-cell table:style-name="Tabela1.A54" office:value-type="string">
            <text:p text:style-name="P17" loext:marker-style-name="T19"><text:span text:style-name="T19">7</text:span><text:span text:style-name="T19"/></text:p>
          </table:table-cell>
          <table:table-cell table:style-name="Tabela1.A54" office:value-type="string">
            <text:p text:style-name="P17" loext:marker-style-name="T19"><text:span text:style-name="T19">8</text:span><text:span text:style-name="T19"/></text:p>
          </table:table-cell>
          <table:table-cell table:style-name="Tabela1.A54" office:value-type="string">
            <text:p text:style-name="P17" loext:marker-style-name="T19"><text:span text:style-name="T19">9</text:span><text:span text:style-name="T19"/></text:p>
          </table:table-cell>
          <table:table-cell table:style-name="Tabela1.A54" office:value-type="string">
            <text:p text:style-name="P17" loext:marker-style-name="T19"><text:span text:style-name="T19">10</text:span><text:span text:style-name="T19"/></text:p>
          </table:table-cell>
        </table:table-row>
        <table:table-row table:style-name="Tabela1.1">
          <table:table-cell table:style-name="Tabela1.A55" office:value-type="string">
            <text:p text:style-name="P17" loext:marker-style-name="T19"><text:span text:style-name="T19">(</text:span><text:bookmark text:name="permission-for-group:2115333100:everyone"/><text:span text:style-name="T19">)</text:span><text:span text:style-name="T19"/></text:p>
          </table:table-cell>
          <table:table-cell table:style-name="Tabela1.A55" office:value-type="string">
            <text:p text:style-name="P17" loext:marker-style-name="T19"><text:span text:style-name="T19">(</text:span><text:bookmark text:name="permission-for-group:445075458:everyone"/><text:span text:style-name="T19">)</text:span><text:span text:style-name="T19"/></text:p>
          </table:table-cell>
          <table:table-cell table:style-name="Tabela1.A55" office:value-type="string">
            <text:p text:style-name="P17" loext:marker-style-name="T19"><text:span text:style-name="T19">(</text:span><text:bookmark text:name="permission-for-group:114710537:everyone"/><text:span text:style-name="T19">)</text:span><text:span text:style-name="T19"/></text:p>
          </table:table-cell>
          <table:table-cell table:style-name="Tabela1.A55" office:value-type="string">
            <text:p text:style-name="P17" loext:marker-style-name="T19"><text:span text:style-name="T19">(</text:span><text:bookmark text:name="permission-for-group:1324183110:everyone"/><text:span text:style-name="T19">)</text:span><text:span text:style-name="T19"/></text:p>
          </table:table-cell>
          <table:table-cell table:style-name="Tabela1.A55" office:value-type="string">
            <text:p text:style-name="P17" loext:marker-style-name="T19"><text:span text:style-name="T19">(</text:span><text:bookmark text:name="permission-for-group:878318547:everyone"/><text:span text:style-name="T19">)</text:span><text:span text:style-name="T19"/></text:p>
          </table:table-cell>
          <table:table-cell table:style-name="Tabela1.A55" office:value-type="string">
            <text:p text:style-name="P17" loext:marker-style-name="T20"><text:span text:style-name="T19">(</text:span><text:bookmark text:name="permission-for-group:1682184202:everyone"/><text:span text:style-name="T19">)</text:span><text:span text:style-name="T19"/></text:p>
          </table:table-cell>
          <table:table-cell table:style-name="Tabela1.A55" office:value-type="string">
            <text:p text:style-name="P17" loext:marker-style-name="T19"><text:span text:style-name="T19">(</text:span><text:bookmark text:name="permission-for-group:2029213414:everyone"/><text:span text:style-name="T19">)</text:span><text:span text:style-name="T19"/></text:p>
          </table:table-cell>
          <table:table-cell table:style-name="Tabela1.A55" office:value-type="string">
            <text:p text:style-name="P17" loext:marker-style-name="T19"><text:span text:style-name="T19">(</text:span><text:bookmark text:name="permission-for-group:1836014964:everyone"/><text:span text:style-name="T19">)</text:span><text:span text:style-name="T19"/></text:p>
          </table:table-cell>
          <table:table-cell table:style-name="Tabela1.A55" office:value-type="string">
            <text:p text:style-name="P17" loext:marker-style-name="T19"><text:span text:style-name="T19">(</text:span><text:bookmark text:name="permission-for-group:1611730022:everyone"/><text:span text:style-name="T19">)</text:span><text:span text:style-name="T19"/></text:p>
          </table:table-cell>
          <table:table-cell table:style-name="Tabela1.A55" office:value-type="string">
            <text:p text:style-name="P17" loext:marker-style-name="T19"><text:span text:style-name="T19">(</text:span><text:bookmark text:name="permission-for-group:645281926:everyone"/><text:span text:style-name="T19">)</text:span><text:span text:style-name="T19"/></text:p>
          </table:table-cell>
          <table:table-cell table:style-name="Tabela1.A55" office:value-type="string">
            <text:p text:style-name="P17" loext:marker-style-name="T19"><text:span text:style-name="T19">(</text:span><text:bookmark text:name="permission-for-group:1666206096:everyone"/><text:span text:style-name="T21">x</text:span><text:span text:style-name="T19">)</text:span></text:p>
          </table:table-cell>
        </table:table-row>
        <table:table-row table:style-name="Tabela1.1">
          <table:table-cell table:style-name="Tabela1.A3" table:number-columns-spanned="11" office:value-type="string">
            <text:p text:style-name="P20" loext:marker-style-name="T19"><text:span text:style-name="T4">4. A atividade contribui para o cumprimento dos objetivos definidos pela Instituição de Ensino (IES) e Curso, observando o Plano de Desenvolvimento Institucional e Projeto Pedagógico de Curso vigentes?</text:span><text:span text:style-name="T1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54" office:value-type="string">
            <text:p text:style-name="P17" loext:marker-style-name="T19"><text:span text:style-name="T19">0</text:span><text:span text:style-name="T19"/></text:p>
          </table:table-cell>
          <table:table-cell table:style-name="Tabela1.A54" office:value-type="string">
            <text:p text:style-name="P17" loext:marker-style-name="T19"><text:span text:style-name="T19">1</text:span><text:span text:style-name="T19"/></text:p>
          </table:table-cell>
          <table:table-cell table:style-name="Tabela1.A54" office:value-type="string">
            <text:p text:style-name="P17" loext:marker-style-name="T19"><text:span text:style-name="T19">2</text:span><text:span text:style-name="T19"/></text:p>
          </table:table-cell>
          <table:table-cell table:style-name="Tabela1.A54" office:value-type="string">
            <text:p text:style-name="P17" loext:marker-style-name="T19"><text:span text:style-name="T19">3</text:span><text:span text:style-name="T19"/></text:p>
          </table:table-cell>
          <table:table-cell table:style-name="Tabela1.A54" office:value-type="string">
            <text:p text:style-name="P17" loext:marker-style-name="T19"><text:span text:style-name="T19">4</text:span><text:span text:style-name="T19"/></text:p>
          </table:table-cell>
          <table:table-cell table:style-name="Tabela1.A54" office:value-type="string">
            <text:p text:style-name="P17" loext:marker-style-name="T19"><text:span text:style-name="T19">5</text:span><text:span text:style-name="T19"/></text:p>
          </table:table-cell>
          <table:table-cell table:style-name="Tabela1.A54" office:value-type="string">
            <text:p text:style-name="P17" loext:marker-style-name="T19"><text:span text:style-name="T19">6</text:span><text:span text:style-name="T19"/></text:p>
          </table:table-cell>
          <table:table-cell table:style-name="Tabela1.A54" office:value-type="string">
            <text:p text:style-name="P17" loext:marker-style-name="T19"><text:span text:style-name="T19">7</text:span><text:span text:style-name="T19"/></text:p>
          </table:table-cell>
          <table:table-cell table:style-name="Tabela1.A54" office:value-type="string">
            <text:p text:style-name="P17" loext:marker-style-name="T19"><text:span text:style-name="T19">8</text:span><text:span text:style-name="T19"/></text:p>
          </table:table-cell>
          <table:table-cell table:style-name="Tabela1.A54" office:value-type="string">
            <text:p text:style-name="P17" loext:marker-style-name="T19"><text:span text:style-name="T19">9</text:span><text:span text:style-name="T19"/></text:p>
          </table:table-cell>
          <table:table-cell table:style-name="Tabela1.A54" office:value-type="string">
            <text:p text:style-name="P17" loext:marker-style-name="T19"><text:span text:style-name="T19">10</text:span><text:span text:style-name="T19"/></text:p>
          </table:table-cell>
        </table:table-row>
        <table:table-row table:style-name="Tabela1.1">
          <table:table-cell table:style-name="Tabela1.A55" office:value-type="string">
            <text:p text:style-name="P17" loext:marker-style-name="T19"><text:span text:style-name="T19">(</text:span><text:bookmark text:name="permission-for-group:411324508:everyone"/><text:span text:style-name="T19">)</text:span><text:span text:style-name="T19"/></text:p>
          </table:table-cell>
          <table:table-cell table:style-name="Tabela1.A55" office:value-type="string">
            <text:p text:style-name="P17" loext:marker-style-name="T19"><text:span text:style-name="T19">(</text:span><text:bookmark text:name="permission-for-group:1404380964:everyone"/><text:span text:style-name="T19">)</text:span><text:span text:style-name="T19"/></text:p>
          </table:table-cell>
          <table:table-cell table:style-name="Tabela1.A55" office:value-type="string">
            <text:p text:style-name="P17" loext:marker-style-name="T19"><text:span text:style-name="T19">(</text:span><text:bookmark text:name="permission-for-group:1259281187:everyone"/><text:span text:style-name="T19">)</text:span><text:span text:style-name="T19"/></text:p>
          </table:table-cell>
          <table:table-cell table:style-name="Tabela1.A55" office:value-type="string">
            <text:p text:style-name="P17" loext:marker-style-name="T19"><text:span text:style-name="T19">(</text:span><text:bookmark text:name="permission-for-group:1296053943:everyone"/><text:span text:style-name="T19">)</text:span><text:span text:style-name="T19"/></text:p>
          </table:table-cell>
          <table:table-cell table:style-name="Tabela1.A55" office:value-type="string">
            <text:p text:style-name="P17" loext:marker-style-name="T19"><text:span text:style-name="T19">(</text:span><text:bookmark text:name="permission-for-group:783503606:everyone"/><text:span text:style-name="T19">)</text:span><text:span text:style-name="T19"/></text:p>
          </table:table-cell>
          <table:table-cell table:style-name="Tabela1.A55" office:value-type="string">
            <text:p text:style-name="P17" loext:marker-style-name="T20"><text:span text:style-name="T19">(</text:span><text:bookmark text:name="permission-for-group:989024742:everyone"/><text:span text:style-name="T19">)</text:span><text:span text:style-name="T19"/></text:p>
          </table:table-cell>
          <table:table-cell table:style-name="Tabela1.A55" office:value-type="string">
            <text:p text:style-name="P17" loext:marker-style-name="T19"><text:span text:style-name="T19">(</text:span><text:bookmark text:name="permission-for-group:839863488:everyone"/><text:span text:style-name="T19">)</text:span><text:span text:style-name="T19"/></text:p>
          </table:table-cell>
          <table:table-cell table:style-name="Tabela1.A55" office:value-type="string">
            <text:p text:style-name="P17" loext:marker-style-name="T19"><text:span text:style-name="T19">(</text:span><text:bookmark text:name="permission-for-group:157752488:everyone"/><text:span text:style-name="T19">)</text:span><text:span text:style-name="T19"/></text:p>
          </table:table-cell>
          <table:table-cell table:style-name="Tabela1.A55" office:value-type="string">
            <text:p text:style-name="P17" loext:marker-style-name="T19"><text:span text:style-name="T19">(</text:span><text:bookmark text:name="permission-for-group:2078373071:everyone"/><text:span text:style-name="T19">)</text:span><text:span text:style-name="T19"/></text:p>
          </table:table-cell>
          <table:table-cell table:style-name="Tabela1.A55" office:value-type="string">
            <text:p text:style-name="P17" loext:marker-style-name="T19"><text:span text:style-name="T19">(</text:span><text:bookmark text:name="permission-for-group:280317036:everyone"/><text:span text:style-name="T19">)</text:span><text:span text:style-name="T19"/></text:p>
          </table:table-cell>
          <table:table-cell table:style-name="Tabela1.A55" office:value-type="string">
            <text:p text:style-name="P17" loext:marker-style-name="T19"><text:span text:style-name="T19">(</text:span><text:bookmark text:name="permission-for-group:871314569:everyone"/><text:span text:style-name="T21">x</text:span><text:span text:style-name="T19">)</text:span></text:p>
          </table:table-cell>
        </table:table-row>
        <table:table-row table:style-name="Tabela1.1">
          <table:table-cell table:style-name="Tabela1.A3" table:number-columns-spanned="11" office:value-type="string">
            <text:p text:style-name="P20" loext:marker-style-name="T19"><text:span text:style-name="T4">5. A atividade contribui para a melhoria da sociedade por meio dos resultados demonstrados no relatório ou pelos relatos apresentados pelos envolvidos?</text:span><text:span text:style-name="T1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54" office:value-type="string">
            <text:p text:style-name="P17" loext:marker-style-name="T19"><text:span text:style-name="T19">0</text:span><text:span text:style-name="T19"/></text:p>
          </table:table-cell>
          <table:table-cell table:style-name="Tabela1.A54" office:value-type="string">
            <text:p text:style-name="P17" loext:marker-style-name="T19"><text:span text:style-name="T19">1</text:span><text:span text:style-name="T19"/></text:p>
          </table:table-cell>
          <table:table-cell table:style-name="Tabela1.A54" office:value-type="string">
            <text:p text:style-name="P17" loext:marker-style-name="T19"><text:span text:style-name="T19">2</text:span><text:span text:style-name="T19"/></text:p>
          </table:table-cell>
          <table:table-cell table:style-name="Tabela1.A54" office:value-type="string">
            <text:p text:style-name="P17" loext:marker-style-name="T19"><text:span text:style-name="T19">3</text:span><text:span text:style-name="T19"/></text:p>
          </table:table-cell>
          <table:table-cell table:style-name="Tabela1.A54" office:value-type="string">
            <text:p text:style-name="P17" loext:marker-style-name="T19"><text:span text:style-name="T19">4</text:span><text:span text:style-name="T19"/></text:p>
          </table:table-cell>
          <table:table-cell table:style-name="Tabela1.A54" office:value-type="string">
            <text:p text:style-name="P17" loext:marker-style-name="T19"><text:span text:style-name="T19">5</text:span><text:span text:style-name="T19"/></text:p>
          </table:table-cell>
          <table:table-cell table:style-name="Tabela1.A54" office:value-type="string">
            <text:p text:style-name="P17" loext:marker-style-name="T19"><text:span text:style-name="T19">6</text:span><text:span text:style-name="T19"/></text:p>
          </table:table-cell>
          <table:table-cell table:style-name="Tabela1.A54" office:value-type="string">
            <text:p text:style-name="P17" loext:marker-style-name="T19"><text:span text:style-name="T19">7</text:span><text:span text:style-name="T19"/></text:p>
          </table:table-cell>
          <table:table-cell table:style-name="Tabela1.A54" office:value-type="string">
            <text:p text:style-name="P17" loext:marker-style-name="T19"><text:span text:style-name="T19">8</text:span><text:span text:style-name="T19"/></text:p>
          </table:table-cell>
          <table:table-cell table:style-name="Tabela1.A54" office:value-type="string">
            <text:p text:style-name="P17" loext:marker-style-name="T19"><text:span text:style-name="T19">9</text:span><text:span text:style-name="T19"/></text:p>
          </table:table-cell>
          <table:table-cell table:style-name="Tabela1.A54" office:value-type="string">
            <text:p text:style-name="P17" loext:marker-style-name="T19"><text:span text:style-name="T19">10</text:span><text:span text:style-name="T19"/></text:p>
          </table:table-cell>
        </table:table-row>
        <table:table-row table:style-name="Tabela1.1">
          <table:table-cell table:style-name="Tabela1.A55" office:value-type="string">
            <text:p text:style-name="P17" loext:marker-style-name="T19"><text:span text:style-name="T19">(</text:span><text:bookmark text:name="permission-for-group:681910014:everyone"/><text:span text:style-name="T19">)</text:span><text:span text:style-name="T19"/></text:p>
          </table:table-cell>
          <table:table-cell table:style-name="Tabela1.A55" office:value-type="string">
            <text:p text:style-name="P17" loext:marker-style-name="T19"><text:span text:style-name="T19">(</text:span><text:bookmark text:name="permission-for-group:2054229699:everyone"/><text:span text:style-name="T19">)</text:span><text:span text:style-name="T19"/></text:p>
          </table:table-cell>
          <table:table-cell table:style-name="Tabela1.A55" office:value-type="string">
            <text:p text:style-name="P17" loext:marker-style-name="T19"><text:span text:style-name="T19">(</text:span><text:bookmark text:name="permission-for-group:1918771855:everyone"/><text:span text:style-name="T19">)</text:span><text:span text:style-name="T19"/></text:p>
          </table:table-cell>
          <table:table-cell table:style-name="Tabela1.A55" office:value-type="string">
            <text:p text:style-name="P17" loext:marker-style-name="T19"><text:span text:style-name="T19">(</text:span><text:bookmark text:name="permission-for-group:1991466770:everyone"/><text:span text:style-name="T19">)</text:span><text:span text:style-name="T19"/></text:p>
          </table:table-cell>
          <table:table-cell table:style-name="Tabela1.A55" office:value-type="string">
            <text:p text:style-name="P17" loext:marker-style-name="T19"><text:span text:style-name="T19">(</text:span><text:bookmark text:name="permission-for-group:1027806013:everyone"/><text:span text:style-name="T19">)</text:span><text:span text:style-name="T19"/></text:p>
          </table:table-cell>
          <table:table-cell table:style-name="Tabela1.A55" office:value-type="string">
            <text:p text:style-name="P17" loext:marker-style-name="T20"><text:span text:style-name="T19">(</text:span><text:bookmark text:name="permission-for-group:1235970803:everyone"/><text:span text:style-name="T19">)</text:span><text:span text:style-name="T19"/></text:p>
          </table:table-cell>
          <table:table-cell table:style-name="Tabela1.A55" office:value-type="string">
            <text:p text:style-name="P17" loext:marker-style-name="T19"><text:span text:style-name="T19">(</text:span><text:bookmark text:name="permission-for-group:310863508:everyone"/><text:span text:style-name="T19">)</text:span><text:span text:style-name="T19"/></text:p>
          </table:table-cell>
          <table:table-cell table:style-name="Tabela1.A55" office:value-type="string">
            <text:p text:style-name="P17" loext:marker-style-name="T19"><text:span text:style-name="T19">(</text:span><text:bookmark text:name="permission-for-group:599161491:everyone"/><text:span text:style-name="T19">)</text:span><text:span text:style-name="T19"/></text:p>
          </table:table-cell>
          <table:table-cell table:style-name="Tabela1.A55" office:value-type="string">
            <text:p text:style-name="P17" loext:marker-style-name="T19"><text:span text:style-name="T19">(</text:span><text:bookmark text:name="permission-for-group:1034693115:everyone"/><text:span text:style-name="T19">)</text:span><text:span text:style-name="T19"/></text:p>
          </table:table-cell>
          <table:table-cell table:style-name="Tabela1.A55" office:value-type="string">
            <text:p text:style-name="P17" loext:marker-style-name="T19"><text:span text:style-name="T19">(</text:span><text:bookmark text:name="permission-for-group:127148574:everyone"/><text:span text:style-name="T19">)</text:span><text:span text:style-name="T19"/></text:p>
          </table:table-cell>
          <table:table-cell table:style-name="Tabela1.A55" office:value-type="string">
            <text:p text:style-name="P17" loext:marker-style-name="T19"><text:span text:style-name="T19">(</text:span><text:bookmark text:name="permission-for-group:988310679:everyone"/><text:span text:style-name="T21">x</text:span><text:span text:style-name="T19">)</text:span></text:p>
          </table:table-cell>
        </table:table-row>
        <table:table-row table:style-name="Tabela1.1">
          <table:table-cell table:style-name="Tabela1.A3" table:number-columns-spanned="11" office:value-type="string">
            <text:p text:style-name="P20" loext:marker-style-name="T19"><text:span text:style-name="T4">6. <text:s/>A atividade permite o desenvolvimento de ações junto à Iniciação Científica e ao Ensino?</text:span><text:span text:style-name="T1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54" office:value-type="string">
            <text:p text:style-name="P17" loext:marker-style-name="T19"><text:span text:style-name="T19">0</text:span><text:span text:style-name="T19"/></text:p>
          </table:table-cell>
          <table:table-cell table:style-name="Tabela1.A54" office:value-type="string">
            <text:p text:style-name="P17" loext:marker-style-name="T19"><text:span text:style-name="T19">1</text:span><text:span text:style-name="T19"/></text:p>
          </table:table-cell>
          <table:table-cell table:style-name="Tabela1.A54" office:value-type="string">
            <text:p text:style-name="P17" loext:marker-style-name="T19"><text:span text:style-name="T19">2</text:span><text:span text:style-name="T19"/></text:p>
          </table:table-cell>
          <table:table-cell table:style-name="Tabela1.A54" office:value-type="string">
            <text:p text:style-name="P17" loext:marker-style-name="T19"><text:span text:style-name="T19">3</text:span><text:span text:style-name="T19"/></text:p>
          </table:table-cell>
          <table:table-cell table:style-name="Tabela1.A54" office:value-type="string">
            <text:p text:style-name="P17" loext:marker-style-name="T19"><text:span text:style-name="T19">4</text:span><text:span text:style-name="T19"/></text:p>
          </table:table-cell>
          <table:table-cell table:style-name="Tabela1.A54" office:value-type="string">
            <text:p text:style-name="P17" loext:marker-style-name="T19"><text:span text:style-name="T19">5</text:span><text:span text:style-name="T19"/></text:p>
          </table:table-cell>
          <table:table-cell table:style-name="Tabela1.A54" office:value-type="string">
            <text:p text:style-name="P17" loext:marker-style-name="T19"><text:span text:style-name="T19">6</text:span><text:span text:style-name="T19"/></text:p>
          </table:table-cell>
          <table:table-cell table:style-name="Tabela1.A54" office:value-type="string">
            <text:p text:style-name="P17" loext:marker-style-name="T19"><text:span text:style-name="T19">7</text:span><text:span text:style-name="T19"/></text:p>
          </table:table-cell>
          <table:table-cell table:style-name="Tabela1.A54" office:value-type="string">
            <text:p text:style-name="P17" loext:marker-style-name="T19"><text:span text:style-name="T19">8</text:span><text:span text:style-name="T19"/></text:p>
          </table:table-cell>
          <table:table-cell table:style-name="Tabela1.A54" office:value-type="string">
            <text:p text:style-name="P17" loext:marker-style-name="T19"><text:span text:style-name="T19">9</text:span><text:span text:style-name="T19"/></text:p>
          </table:table-cell>
          <table:table-cell table:style-name="Tabela1.A54" office:value-type="string">
            <text:p text:style-name="P17" loext:marker-style-name="T19"><text:span text:style-name="T19">10</text:span><text:span text:style-name="T19"/></text:p>
          </table:table-cell>
        </table:table-row>
        <table:table-row table:style-name="Tabela1.1">
          <table:table-cell table:style-name="Tabela1.A55" office:value-type="string">
            <text:p text:style-name="P17" loext:marker-style-name="T19"><text:span text:style-name="T19">(</text:span><text:bookmark text:name="permission-for-group:1589449063:everyone"/><text:span text:style-name="T19">)</text:span><text:span text:style-name="T19"/></text:p>
          </table:table-cell>
          <table:table-cell table:style-name="Tabela1.A55" office:value-type="string">
            <text:p text:style-name="P17" loext:marker-style-name="T19"><text:span text:style-name="T19">(</text:span><text:bookmark text:name="permission-for-group:119425625:everyone"/><text:span text:style-name="T19">)</text:span><text:span text:style-name="T19"/></text:p>
          </table:table-cell>
          <table:table-cell table:style-name="Tabela1.A55" office:value-type="string">
            <text:p text:style-name="P17" loext:marker-style-name="T19"><text:span text:style-name="T19">(</text:span><text:bookmark text:name="permission-for-group:2089171357:everyone"/><text:span text:style-name="T19">)</text:span><text:span text:style-name="T19"/></text:p>
          </table:table-cell>
          <table:table-cell table:style-name="Tabela1.A55" office:value-type="string">
            <text:p text:style-name="P17" loext:marker-style-name="T19"><text:span text:style-name="T19">(</text:span><text:bookmark text:name="permission-for-group:2114061598:everyone"/><text:span text:style-name="T19">)</text:span><text:span text:style-name="T19"/></text:p>
          </table:table-cell>
          <table:table-cell table:style-name="Tabela1.A55" office:value-type="string">
            <text:p text:style-name="P17" loext:marker-style-name="T19"><text:span text:style-name="T19">(</text:span><text:bookmark text:name="permission-for-group:2028498994:everyone"/><text:span text:style-name="T19">)</text:span><text:span text:style-name="T19"/></text:p>
          </table:table-cell>
          <table:table-cell table:style-name="Tabela1.A55" office:value-type="string">
            <text:p text:style-name="P17" loext:marker-style-name="T20"><text:span text:style-name="T19">(</text:span><text:bookmark text:name="permission-for-group:566639159:everyone"/><text:span text:style-name="T19">)</text:span><text:span text:style-name="T19"/></text:p>
          </table:table-cell>
          <table:table-cell table:style-name="Tabela1.A55" office:value-type="string">
            <text:p text:style-name="P17" loext:marker-style-name="T19"><text:span text:style-name="T19">(</text:span><text:bookmark text:name="permission-for-group:59333948:everyone"/><text:span text:style-name="T19">)</text:span><text:span text:style-name="T19"/></text:p>
          </table:table-cell>
          <table:table-cell table:style-name="Tabela1.A55" office:value-type="string">
            <text:p text:style-name="P17" loext:marker-style-name="T19"><text:span text:style-name="T19">(</text:span><text:bookmark text:name="permission-for-group:901206843:everyone"/><text:span text:style-name="T19">)</text:span><text:span text:style-name="T19"/></text:p>
          </table:table-cell>
          <table:table-cell table:style-name="Tabela1.A55" office:value-type="string">
            <text:p text:style-name="P17" loext:marker-style-name="T19"><text:span text:style-name="T19">(</text:span><text:bookmark text:name="permission-for-group:1667850302:everyone"/><text:span text:style-name="T19">)</text:span><text:span text:style-name="T19"/></text:p>
          </table:table-cell>
          <table:table-cell table:style-name="Tabela1.A55" office:value-type="string">
            <text:p text:style-name="P17" loext:marker-style-name="T19"><text:span text:style-name="T19">(</text:span><text:bookmark text:name="permission-for-group:1827043465:everyone"/><text:span text:style-name="T19">)</text:span><text:span text:style-name="T19"/></text:p>
          </table:table-cell>
          <table:table-cell table:style-name="Tabela1.A55" office:value-type="string">
            <text:p text:style-name="P17" loext:marker-style-name="T19"><text:span text:style-name="T19">(</text:span><text:bookmark text:name="permission-for-group:1762397880:everyone"/><text:span text:style-name="T21">x</text:span><text:span text:style-name="T19">)</text:span></text:p>
          </table:table-cell>
        </table:table-row>
        <table:table-row table:style-name="Tabela1.1">
          <table:table-cell table:style-name="Tabela1.A3" table:number-columns-spanned="11" office:value-type="string">
            <text:p text:style-name="P20" loext:marker-style-name="T19"><text:span text:style-name="T4">7. Caso queira contribuir com maior detalhamento, traga seu depoimento/ sugestão.</text:span><text:span text:style-name="T1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a1.1">
          <table:table-cell table:style-name="Tabela1.A2" table:number-columns-spanned="11" office:value-type="string">
            <text:p text:style-name="P14" loext:marker-style-name="T14"><text:bookmark text:name="permission-for-group:1535064496:everyone"/></text:p>
          </table:table-cell>
          <table:covered-table-cell/>
          <table:covered-table-cell/>
          <table:covered-table-cell/>
          <table:covered-table-cell/>
          <table:covered-table-cell/>
          <table:covered-table-cell/>
          <table:covered-table-cell/>
          <table:covered-table-cell/>
          <table:covered-table-cell/>
          <table:covered-table-cell/>
        </table:table-row>
      </table:table>
      <text:section text:style-name="Sect1" text:name="TextSection">
        <text:p text:style-name="P21" loext:marker-style-name="T22"><text:soft-page-break/></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pt" fo:country="BR"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Calibri" fo:font-size="11pt" fo:language="pt" fo:country="BR"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Rodapé_20_Ch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top="0cm" fo:margin-bottom="0.282cm" style:contextual-spacing="true"/>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prefix="(" style:num-suffix=")" style:num-format="1">
        <style:list-level-properties text:list-level-position-and-space-mode="label-alignment">
          <style:list-level-label-alignment text:label-followed-by="listtab" fo:text-indent="-1.244cm" fo:margin-left="1.87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margin-left="-3cm"/>
    </style:style>
    <style:style style:name="MP2" style:family="paragraph" style:parent-style-name="Footer">
      <style:paragraph-properties fo:text-align="center" style:justify-single-word="false"/>
    </style:style>
    <style:style style:name="M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Mfr2" style:family="graphic" style:parent-style-name="Graphics">
      <style:graphic-properties fo:margin-left="0cm" fo:margin-right="0cm" fo:margin-top="0cm" fo:margin-bottom="0cm"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001cm" fo:page-height="29.7cm" style:num-format="1" style:print-orientation="portrait" fo:margin-top="0cm" fo:margin-bottom="1.245cm" fo:margin-left="2.997cm" fo:margin-right="2.997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556cm" fo:margin-left="0cm" fo:margin-right="0cm" fo:margin-bottom="3.455cm" style:dynamic-spacing="true"/>
      </style:header-style>
      <style:footer-style>
        <style:header-footer-properties fo:min-height="1.244cm" fo:margin-left="0cm" fo:margin-right="0cm" fo:margin-top="1.145cm" style:dynamic-spacing="true"/>
      </style:footer-style>
    </style:page-layout>
    <style:page-layout style:name="Mpm2">
      <style:page-layout-properties fo:page-width="21.001cm" fo:page-height="29.7cm" style:num-format="1" style:print-orientation="portrait" fo:margin-top="0cm" fo:margin-bottom="1.245cm" fo:margin-left="2.997cm" fo:margin-right="2.997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556cm" fo:margin-left="0cm" fo:margin-right="0cm" fo:margin-bottom="3.455cm" style:dynamic-spacing="true"/>
      </style:header-style>
      <style:footer-style>
        <style:header-footer-properties fo:min-height="1.244cm" fo:margin-left="0cm" fo:margin-right="0cm" fo:margin-top="1.14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m 1" text:anchor-type="as-char" svg:width="20.999cm" svg:height="2.485cm" draw:z-index="4"><draw:image xlink:href="Pictures/100000010000044200000081770E0025.png" xlink:type="simple" xlink:show="embed" xlink:actuate="onLoad" draw:mime-type="image/png"/></draw:frame></text:p>
      </style:header>
      <style:footer>
        <text:p text:style-name="MP2"><text:page-number text:select-page="current">5</text:page-number></text:p>
        <text:p text:style-name="Footer"/>
      </style:footer>
    </style:master-page>
    <style:master-page style:name="Converted1" style:page-layout-name="Mpm2" draw:style-name="Mdp1">
      <style:header>
        <text:p text:style-name="MP1"><draw:frame draw:style-name="Mfr2" draw:name="Imagem 9" text:anchor-type="as-char" svg:width="20.999cm" svg:height="2.485cm" draw:z-index="0"><draw:image xlink:href="Pictures/100000010000044200000081770E0025.png" xlink:type="simple" xlink:show="embed" xlink:actuate="onLoad" draw:mime-type="image/png"/></draw:frame></text:p>
      </style:header>
      <style:footer>
        <text:p text:style-name="MP2"><text:page-number text:select-page="current">0</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Fernando Carneiro Pinto Da Silva</meta:initial-creator>
    <meta:editing-cycles>3</meta:editing-cycles>
    <meta:creation-date>2023-03-06T13:39:00</meta:creation-date>
    <dc:date>2025-09-18T20:27:12.897616300</dc:date>
    <meta:editing-duration>PT6M40S</meta:editing-duration>
    <meta:generator>LibreOffice/25.8.0.4$Windows_X86_64 LibreOffice_project/48f00303701489684e67c38c28aff00cd5929e67</meta:generator>
    <meta:document-statistic meta:table-count="1" meta:image-count="2" meta:object-count="0" meta:page-count="5" meta:paragraph-count="211" meta:word-count="1006" meta:character-count="6372" meta:non-whitespace-character-count="5567"/>
    <meta:user-defined meta:name="AppVersion">16.0000</meta:user-defined>
    <meta:user-defined meta:name="DocSecurity" meta:value-type="float">8</meta:user-defined>
    <meta:template xlink:type="simple" xlink:actuate="onRequest" xlink:title="Normal" xlink:href=""/>
  </office:meta>
</office:document-meta>
</file>